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Mono" svg:font-family="'DejaVu Sans Mono'" style:font-family-generic="modern" style:font-pitch="fixed"/>
    <style:font-face style:name="DejaVu Sans Mono1" svg:font-family="'DejaVu Sans Mono'" style:font-family-generic="swiss" style:font-pitch="fixed"/>
    <style:font-face style:name="Arial Unicode MS" svg:font-family="'Arial Unicode MS'" style:font-pitch="variable"/>
    <style:font-face style:name="HG Mincho Light J" svg:font-family="'HG Mincho Light J'" style:font-pitch="variable"/>
    <style:font-face style:name="DejaVu Serif" svg:font-family="'DejaVu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Text_20_body" style:list-style-name="L1"/>
    <style:style style:name="P3" style:family="paragraph" style:parent-style-name="Text_20_body">
      <style:paragraph-properties fo:margin-top="0in" fo:margin-bottom="0in"/>
    </style:style>
    <style:style style:name="P4" style:family="paragraph" style:parent-style-name="Text_20_body" style:list-style-name="L1">
      <style:paragraph-properties fo:margin-top="0in" fo:margin-bottom="0in"/>
    </style:style>
    <style:style style:name="P5" style:family="paragraph" style:parent-style-name="Heading_20_1" style:master-page-name="HTML">
      <style:paragraph-properties style:page-number="auto"/>
    </style:style>
    <style:style style:name="P6" style:family="paragraph" style:parent-style-name="Heading_20_1">
      <style:paragraph-properties fo:break-before="page"/>
    </style:style>
    <style:style style:name="T1" style:family="text">
      <style:text-properties fo:font-weight="bold"/>
    </style:style>
    <style:style style:name="T2" style:family="text">
      <style:text-properties style:text-position="-33% 80%"/>
    </style:style>
    <style:style style:name="T3" style:family="text">
      <style:text-properties style:font-name="DejaVu Sans Mono1" style:font-name-asian="DejaVu Sans Mono1" style:font-name-complex="DejaVu Sans Mono1"/>
    </style:style>
    <style:style style:name="fr1" style:family="graphic" style:parent-style-name="Graphics">
      <style:graphic-properties style:wrap="left" style:number-wrapped-paragraphs="no-limit" style:wrap-contour="false" style:vertical-pos="top" style:vertical-rel="paragraph-content"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Problem A: Combination Lock</text:h>
      <text:p text:style-name="P3"><draw:frame draw:style-name="fr1" draw:name="graphics1" text:anchor-type="paragraph" svg:width="3.3854in" svg:height="2.3646in" draw:z-index="0"><draw:image xlink:href="../lock.jpg" xlink:type="simple" xlink:show="embed" xlink:actuate="onLoad"/></draw:frame><text:span text:style-name="T1">Source:</text:span> <text:span text:style-name="Teletype">lock.{c,cpp,java}</text:span> </text:p>
      <text:p text:style-name="P3"><text:span text:style-name="T1">Input:</text:span> <text:span text:style-name="Teletype">lock.in</text:span> </text:p>
      <text:p text:style-name="P3"><text:span text:style-name="T1">Output:</text:span> <text:span text:style-name="Teletype">lock.out</text:span> </text:p>
      <text:p text:style-name="P3"/>
      <text:p text:style-name="Text_20_body">The combination lock of this problem, as shown in the figure, consists of a circular dial, which can be turned (clockwise or counterclockwise) and is embedded into the "fixed" part of the lock. The dial has <text:span text:style-name="Variable">N</text:span> evenly spaced "ticks". The ticks are numbered from 0 to <text:span text:style-name="Variable">N</text:span>-1, increasing in the clockwise direction. The fixed part of the lock has a "mark" which always "points to" a particular tick on the dial. Of course, the mark points to different ticks as the dial is turned. (In the figure, <text:span text:style-name="Variable">N</text:span> = 40 and the mark points to tick 14.)</text:p>
      <text:p text:style-name="Text_20_body">The lock comes with three code numbers <text:span text:style-name="Variable">T</text:span><text:span text:style-name="T2">1</text:span>,<text:span text:style-name="Variable">T</text:span><text:span text:style-name="T2">2</text:span>, <text:span text:style-name="Variable">T</text:span><text:span text:style-name="T2">3</text:span>. These are non-negative integers and each of them is less than <text:span text:style-name="Variable">N</text:span>. No two of the three are the same.</text:p>
      <text:p text:style-name="Text_20_body">The lock is opened in three stages of operations: </text:p>
      <text:list text:style-name="L1">
        <text:list-item>
          <text:p text:style-name="P4">If the mark initially points to tick <text:span text:style-name="Variable">T</text:span><text:span text:style-name="T2">1</text:span>, turn the dial exactly two full revolutions clockwise and stop. Otherwise, turn the dial clockwise exactly two full revolutions clockwise and continue to turn it clockwise until the mark points to tick <text:span text:style-name="Variable">T</text:span><text:span text:style-name="T2">1</text:span>. </text:p>
        </text:list-item>
        <text:list-item>
          <text:p text:style-name="P4">Turn the dial one full revolution counterclockwise and continue to turn it counterclockwise until the mark points to tick <text:span text:style-name="Variable">T</text:span><text:span text:style-name="T2">2</text:span>. </text:p>
        </text:list-item>
        <text:list-item>
          <text:p text:style-name="P2">Turn the dial clockwise until the mark points to tick <text:span text:style-name="Variable">T</text:span><text:span text:style-name="T2">3</text:span>. The lock should now open. </text:p>
        </text:list-item>
      </text:list>
      <text:p text:style-name="Text_20_body">Given the numbers <text:span text:style-name="Variable">N</text:span>, <text:span text:style-name="Variable">T</text:span><text:span text:style-name="T2">1</text:span>, <text:span text:style-name="Variable">T</text:span><text:span text:style-name="T2">2</text:span>, <text:span text:style-name="Variable">T</text:span><text:span text:style-name="T2">3</text:span>, the goal of this problem is to find the average number of ticks the dial must be turned in order to open the lock. For any particular <text:span text:style-name="Variable">N</text:span>, <text:span text:style-name="Variable">T</text:span><text:span text:style-name="T2">1</text:span>, <text:span text:style-name="Variable">T</text:span><text:span text:style-name="T2">2</text:span>, <text:span text:style-name="Variable">T</text:span><text:span text:style-name="T2">3</text:span> and a particular initial configuration of the lock, the number of ticks turned is defined to be the sum of the ticks turned in the three stages outlined above.</text:p>
      <text:h text:style-name="Heading_20_1" text:outline-level="1"/>
      <text:h text:style-name="P6" text:outline-level="1">Input</text:h>
      <text:p text:style-name="Text_20_body">The input file consists of a number of test cases, one test case per line. Each line of the input file contains four integers: <text:span text:style-name="Variable">N</text:span>, <text:span text:style-name="Variable">T</text:span><text:span text:style-name="T2">1</text:span>, <text:span text:style-name="Variable">T</text:span><text:span text:style-name="T2">2</text:span>, <text:span text:style-name="Variable">T</text:span><text:span text:style-name="T2">3</text:span>, in this order, separated by blank spaces. The integer <text:span text:style-name="Variable">N</text:span> is a multiple of 5, 25 <text:span text:style-name="T3">≤</text:span> <text:span text:style-name="Variable">N</text:span> <text:span text:style-name="T3">≤</text:span> 100. The numbers <text:span text:style-name="Variable">T</text:span><text:span text:style-name="T2">1</text:span>, <text:span text:style-name="Variable">T</text:span><text:span text:style-name="T2">2</text:span> and <text:span text:style-name="Variable">T</text:span><text:span text:style-name="T2">3</text:span> satisfy the constraints stated under the description above. The input will be terminated by a line containing only four zeroes, separated by blank spaces.</text:p>
      <text:h text:style-name="Heading_20_1" text:outline-level="1">Output</text:h>
      <text:p text:style-name="Text_20_body">For each test case, print the average number of ticks (rounded to three decimal places) the dial must be turned in order to open the lock. Assume that each of the <text:span text:style-name="Variable">N</text:span> possible initial configurations of the lock is equally likely. </text:p>
      <text:h text:style-name="Heading_20_1" text:outline-level="1">Sample Input</text:h>
      <text:p text:style-name="Preformatted_20_Text">80 20 40 50</text:p>
      <text:p text:style-name="Preformatted_20_Text">80 10 79 12</text:p>
      <text:p text:style-name="P1">0 0 0 0</text:p>
      <text:h text:style-name="Heading_20_1" text:outline-level="1">Sample Output</text:h>
      <text:p text:style-name="Preformatted_20_Text">369.500</text:p>
      <text:p text:style-name="P1">415.5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mily-generic="modern" style:font-pitch="fixed"/>
    <style:font-face style:name="DejaVu Sans Mono1" svg:font-family="'DejaVu Sans Mono'" style:font-family-generic="swiss" style:font-pitch="fixed"/>
    <style:font-face style:name="Arial Unicode MS" svg:font-family="'Arial Unicode MS'" style:font-pitch="variable"/>
    <style:font-face style:name="HG Mincho Light J" svg:font-family="'HG Mincho Light J'" style:font-pitch="variable"/>
    <style:font-face style:name="DejaVu Serif" svg:font-family="'DejaVu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DejaVu Serif"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1965in"/>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4pt" fo:font-weight="bold" style:font-name-asian="HG Mincho Light J" style:font-size-asian="14pt" style:font-weight-asian="bold" style:font-name-complex="Arial Unicode MS" style:font-size-complex="14pt" style:font-weight-complex="bold"/>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2pt" fo:font-weight="bold" style:font-name-asian="DejaVu Sans Mono" style:font-size-asian="12pt" style:font-weight-asian="bold" style:font-name-complex="DejaVu Sans Mono" style:font-size-complex="12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DejaVu Sans Mono" fo:font-size="12pt" fo:font-weight="bold" style:font-name-asian="DejaVu Sans Mono" style:font-size-asian="12pt" style:font-weight-asian="bold" style:font-name-complex="DejaVu Sans Mono" style:font-size-complex="12pt" style:font-weight-complex="bold"/>
    </style:style>
    <style:style style:name="Variable"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Problem A: Combination Lock</dc:title>
    <dc:date>2008-10-21T16:15:44</dc:date>
    <meta:editing-cycles>1</meta:editing-cycles>
    <meta:editing-duration>PT10M1S</meta:editing-duration>
    <meta:user-defined meta:name="Info 1"/>
    <meta:user-defined meta:name="Info 2"/>
    <meta:user-defined meta:name="Info 3"/>
    <meta:user-defined meta:name="Info 4"/>
    <meta:document-statistic meta:table-count="0" meta:image-count="1" meta:object-count="0" meta:page-count="2" meta:paragraph-count="22" meta:word-count="432" meta:character-count="2327"/>
  </office:meta>
</office:document-meta>
</file>